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66a" officeooo:paragraph-rsid="0009966a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text-properties fo:color="#000000" style:font-name="Droid Sans Mono" fo:font-size="10.5pt" fo:font-weight="normal" officeooo:rsid="0009966a" officeooo:paragraph-rsid="0009966a" fo:background-color="#ffffff"/>
    </style:style>
    <style:style style:name="P4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808080"/>
    </style:style>
    <style:style style:name="T2" style:family="text">
      <style:text-properties fo:color="#0000ff"/>
    </style:style>
    <style:style style:name="T3" style:family="text">
      <style:text-properties fo:color="#a31515"/>
    </style:style>
    <style:style style:name="T4" style:family="text">
      <style:text-properties fo:color="#2b91af"/>
    </style:style>
    <style:style style:name="T5" style:family="text">
      <style:text-properties fo:color="#098658"/>
    </style:style>
    <style:style style:name="T6" style:family="text">
      <style:text-properties fo:color="#008080"/>
    </style:style>
    <style:style style:name="T7" style:family="text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FA to DFA program</text:p>
      <text:p text:style-name="P1">Lab 4</text:p>
      <text:p text:style-name="P1">Aiman Fatima</text:p>
      <text:p text:style-name="P1">20BCS008</text:p>
      <text:p text:style-name="P1"/>
      <text:p text:style-name="P1">#include &lt;iostream&gt;</text:p>
      <text:p text:style-name="P1">#include &lt;fstream&gt;</text:p>
      <text:p text:style-name="P1">#include &lt;vector&gt;</text:p>
      <text:p text:style-name="P1">#include &lt;set&gt;</text:p>
      <text:p text:style-name="P1">#include &lt;map&gt;</text:p>
      <text:p text:style-name="P1">#include &lt;algorithm&gt;</text:p>
      <text:p text:style-name="P1">#include &lt;string&gt;</text:p>
      <text:p text:style-name="P1">using namespace std;</text:p>
      <text:p text:style-name="P1"/>
      <text:p text:style-name="P1">// global variables</text:p>
      <text:p text:style-name="P1">int initial;</text:p>
      <text:p text:style-name="P1">vector&lt;int&gt; final;</text:p>
      <text:p text:style-name="P1">vector&lt;vector&lt;vector&lt;int&gt;&gt;&gt; NFA;</text:p>
      <text:p text:style-name="P1">vector&lt;vector&lt;int&gt;&gt; DFA;</text:p>
      <text:p text:style-name="P1"/>
      <text:p text:style-name="P1">// string to integer conversion</text:p>
      <text:p text:style-name="P1">int stringToInt(string line)</text:p>
      <text:p text:style-name="P1">{</text:p>
      <text:p text:style-name="P1"><text:s text:c="4"/>int i = 0;</text:p>
      <text:p text:style-name="P1"><text:s text:c="4"/>int num = 0;</text:p>
      <text:p text:style-name="P1"><text:s text:c="4"/>while (line[i] != 0)</text:p>
      <text:p text:style-name="P1"><text:s text:c="4"/>{</text:p>
      <text:p text:style-name="P1"><text:s text:c="8"/>if (line[0] == '-')</text:p>
      <text:p text:style-name="P1"><text:s text:c="8"/>{</text:p>
      <text:p text:style-name="P1"><text:s text:c="12"/>return -1;</text:p>
      <text:p text:style-name="P1"><text:s text:c="8"/>}</text:p>
      <text:p text:style-name="P1"><text:s text:c="8"/>num *= 10;</text:p>
      <text:p text:style-name="P1"><text:s text:c="8"/>num += (line[i] - '0');</text:p>
      <text:p text:style-name="P1"><text:s text:c="8"/>i++;</text:p>
      <text:p text:style-name="P1"><text:s text:c="4"/>}</text:p>
      <text:p text:style-name="P1"><text:s text:c="4"/>return num;</text:p>
      <text:p text:style-name="P1">}</text:p>
      <text:p text:style-name="P1"/>
      <text:p text:style-name="P1">// function converting NFA to DFA</text:p>
      <text:p text:style-name="P1">void nfaToDfa()</text:p>
      <text:p text:style-name="P1">{</text:p>
      <text:p text:style-name="P1"><text:s text:c="4"/>getchar();</text:p>
      <text:p text:style-name="P1"><text:s text:c="4"/>map&lt;int, vector&lt;int&gt;&gt; state_map;</text:p>
      <text:p text:style-name="P1"/>
      <text:p text:style-name="P1"><text:s text:c="4"/>int inserted_size = NFA.size();</text:p>
      <text:p text:style-name="P1"><text:s text:c="4"/>int original_size = NFA.size();</text:p>
      <text:p text:style-name="P1"/>
      <text:p text:style-name="P1"><text:s text:c="4"/>for (int i = 0; i &lt; NFA.size(); i++)</text:p>
      <text:p text:style-name="P1"><text:s text:c="4"/>{</text:p>
      <text:p text:style-name="P1"><text:s text:c="8"/>vector&lt;vector&lt;int&gt;&gt; tempArray;</text:p>
      <text:p text:style-name="P1"><text:s text:c="8"/>vector&lt;vector&lt;int&gt;&gt; temp(NFA[i].size());</text:p>
      <text:p text:style-name="P1"><text:s text:c="8"/>for (int j = 0; j &lt; NFA[i].size(); j++)</text:p>
      <text:p text:style-name="P1"><text:soft-page-break/><text:s text:c="8"/>{</text:p>
      <text:p text:style-name="P1"><text:s text:c="12"/>if (NFA[i][j].size() &gt; 1)</text:p>
      <text:p text:style-name="P1"><text:s text:c="12"/>{</text:p>
      <text:p text:style-name="P1"><text:s text:c="16"/>// mapping and changing state to new state</text:p>
      <text:p text:style-name="P1"><text:s text:c="16"/>for (auto it : state_map)</text:p>
      <text:p text:style-name="P1"><text:s text:c="16"/>{</text:p>
      <text:p text:style-name="P1"><text:s text:c="20"/>if (it.second == NFA[i][j])</text:p>
      <text:p text:style-name="P1"><text:s text:c="20"/>{</text:p>
      <text:p text:style-name="P1"><text:s text:c="24"/>NFA[i][j].clear();</text:p>
      <text:p text:style-name="P1"><text:s text:c="24"/>NFA[i][j].push_back(it.first);</text:p>
      <text:p text:style-name="P1"><text:s text:c="20"/>}</text:p>
      <text:p text:style-name="P1"><text:s text:c="16"/>}</text:p>
      <text:p text:style-name="P1"><text:s text:c="16"/>state_map.insert(pair&lt;int, vector&lt;int&gt;&gt;(inserted_size, NFA[i][j]));</text:p>
      <text:p text:style-name="P1"><text:s text:c="16"/>NFA[i][j].clear();</text:p>
      <text:p text:style-name="P1"><text:s text:c="16"/>NFA[i][j].push_back(inserted_size++);</text:p>
      <text:p text:style-name="P1"/>
      <text:p text:style-name="P1"><text:s text:c="16"/>// merging states</text:p>
      <text:p text:style-name="P1"><text:s text:c="16"/>for (auto it : state_map[inserted_size - 1])</text:p>
      <text:p text:style-name="P1"><text:s text:c="16"/>{</text:p>
      <text:p text:style-name="P1"><text:s text:c="20"/>for (int x = 0; x &lt; NFA[it].size(); x++)</text:p>
      <text:p text:style-name="P1"><text:s text:c="20"/>{</text:p>
      <text:p text:style-name="P1"><text:s text:c="24"/>vector&lt;int&gt; s;</text:p>
      <text:p text:style-name="P1"><text:s text:c="24"/>for (int y = 0; y &lt; NFA[it][x].size(); y++)</text:p>
      <text:p text:style-name="P1"><text:s text:c="24"/>{</text:p>
      <text:p text:style-name="P1"><text:s text:c="28"/>s.push_back(NFA[it][x][y]);</text:p>
      <text:p text:style-name="P1"><text:s text:c="24"/>}</text:p>
      <text:p text:style-name="P1"><text:s text:c="24"/>for (int y = 0; y &lt; s.size(); y++)</text:p>
      <text:p text:style-name="P1"><text:s text:c="24"/>{</text:p>
      <text:p text:style-name="P1"><text:s text:c="28"/>temp[x].push_back(s[y]);</text:p>
      <text:p text:style-name="P1"><text:s text:c="24"/>}</text:p>
      <text:p text:style-name="P1"><text:s text:c="20"/>}</text:p>
      <text:p text:style-name="P1"><text:s text:c="16"/>}</text:p>
      <text:p text:style-name="P1"/>
      <text:p text:style-name="P1"><text:s text:c="16"/>// removing duplicates and -1</text:p>
      <text:p text:style-name="P1"><text:s text:c="16"/>for (int x = 0; x &lt; temp.size(); x++)</text:p>
      <text:p text:style-name="P1"><text:s text:c="16"/>{</text:p>
      <text:p text:style-name="P1"><text:s text:c="20"/>vector&lt;int&gt; v;</text:p>
      <text:p text:style-name="P1"><text:s text:c="20"/>set&lt;int&gt; s;</text:p>
      <text:p text:style-name="P1"><text:s text:c="20"/>for (int y = 0; y &lt; temp[x].size(); y++)</text:p>
      <text:p text:style-name="P1"><text:s text:c="20"/>{</text:p>
      <text:p text:style-name="P1"><text:s text:c="24"/>if (temp[x][y] != -1)</text:p>
      <text:p text:style-name="P1"><text:s text:c="24"/>{</text:p>
      <text:p text:style-name="P1"><text:s text:c="28"/>s.insert(temp[x][y]);</text:p>
      <text:p text:style-name="P1"><text:s text:c="24"/>}</text:p>
      <text:p text:style-name="P1"><text:s text:c="20"/>}</text:p>
      <text:p text:style-name="P1"><text:s text:c="20"/>if (s.empty())</text:p>
      <text:p text:style-name="P1"><text:s text:c="20"/>{</text:p>
      <text:p text:style-name="P1"><text:s text:c="24"/>s.insert(-1);</text:p>
      <text:p text:style-name="P1"><text:s text:c="20"/>}</text:p>
      <text:p text:style-name="P1"><text:s text:c="20"/>for (auto it : s)</text:p>
      <text:p text:style-name="P1"><text:s text:c="20"/>{</text:p>
      <text:p text:style-name="P1"><text:s text:c="24"/>v.push_back(it);</text:p>
      <text:p text:style-name="P1"><text:soft-page-break/><text:s text:c="20"/>}</text:p>
      <text:p text:style-name="P1"><text:s text:c="20"/>temp[x] = v;</text:p>
      <text:p text:style-name="P1"><text:s text:c="16"/>}</text:p>
      <text:p text:style-name="P1"/>
      <text:p text:style-name="P1"><text:s text:c="16"/>// checking if state already exists in the map</text:p>
      <text:p text:style-name="P1"><text:s text:c="16"/>for (int x = 0; x &lt; temp.size(); x++)</text:p>
      <text:p text:style-name="P1"><text:s text:c="16"/>{</text:p>
      <text:p text:style-name="P1"><text:s text:c="20"/>if (temp[x].size() &gt; 1)</text:p>
      <text:p text:style-name="P1"><text:s text:c="20"/>{</text:p>
      <text:p text:style-name="P1"><text:s text:c="24"/>bool found = false;</text:p>
      <text:p text:style-name="P1"><text:s text:c="24"/>for (auto it : state_map)</text:p>
      <text:p text:style-name="P1"><text:s text:c="24"/>{</text:p>
      <text:p text:style-name="P1"><text:s text:c="28"/>if (it.second == temp[x])</text:p>
      <text:p text:style-name="P1"><text:s text:c="28"/>{</text:p>
      <text:p text:style-name="P1"><text:s text:c="32"/>temp[x].clear();</text:p>
      <text:p text:style-name="P1"><text:s text:c="32"/>temp[x].push_back(it.first);</text:p>
      <text:p text:style-name="P1"><text:s text:c="32"/>tempArray.push_back(temp[x]);</text:p>
      <text:p text:style-name="P1"><text:s text:c="32"/>found = true;</text:p>
      <text:p text:style-name="P1"><text:s text:c="28"/>}</text:p>
      <text:p text:style-name="P1"><text:s text:c="24"/>}</text:p>
      <text:p text:style-name="P1"><text:s text:c="24"/>if (found)</text:p>
      <text:p text:style-name="P1"><text:s text:c="24"/>{</text:p>
      <text:p text:style-name="P1"><text:s text:c="28"/>continue;</text:p>
      <text:p text:style-name="P1"><text:s text:c="24"/>}</text:p>
      <text:p text:style-name="P1"/>
      <text:p text:style-name="P1"><text:s text:c="24"/>for (int y = temp[x].size() - 1; y &gt;= 0; y--)</text:p>
      <text:p text:style-name="P1"><text:s text:c="24"/>{</text:p>
      <text:p text:style-name="P1"><text:s text:c="28"/>// checking if the new create state exists in the temp array and if it does, then merge it with removing the duplicate</text:p>
      <text:p text:style-name="P1"><text:s text:c="28"/>if (temp[x][y] &gt;= original_size)</text:p>
      <text:p text:style-name="P1"><text:s text:c="28"/>{</text:p>
      <text:p text:style-name="P1"><text:s text:c="32"/>temp[x].erase(temp[x].begin() + y);</text:p>
      <text:p text:style-name="P1"><text:s text:c="32"/>for (auto it : state_map[temp[x][y]])</text:p>
      <text:p text:style-name="P1"><text:s text:c="32"/>{</text:p>
      <text:p text:style-name="P1"><text:s text:c="36"/>temp[x].push_back(it);</text:p>
      <text:p text:style-name="P1"><text:s text:c="32"/>}</text:p>
      <text:p text:style-name="P1"><text:s text:c="32"/>vector&lt;int&gt; v;</text:p>
      <text:p text:style-name="P1"><text:s text:c="32"/>set&lt;int&gt; s;</text:p>
      <text:p text:style-name="P1"><text:s text:c="32"/>for (int y = 0; y &lt; temp[x].size(); y++)</text:p>
      <text:p text:style-name="P1"><text:s text:c="32"/>{</text:p>
      <text:p text:style-name="P1"><text:s text:c="36"/>s.insert(temp[x][y]);</text:p>
      <text:p text:style-name="P1"><text:s text:c="32"/>}</text:p>
      <text:p text:style-name="P1"><text:s text:c="32"/>for (auto it : s)</text:p>
      <text:p text:style-name="P1"><text:s text:c="32"/>{</text:p>
      <text:p text:style-name="P1"><text:s text:c="36"/>v.push_back(it);</text:p>
      <text:p text:style-name="P1"><text:s text:c="32"/>}</text:p>
      <text:p text:style-name="P1"><text:s text:c="32"/>temp[x] = v;</text:p>
      <text:p text:style-name="P1"><text:s text:c="28"/>}</text:p>
      <text:p text:style-name="P1"><text:s text:c="24"/>}</text:p>
      <text:p text:style-name="P1"/>
      <text:p text:style-name="P1"><text:s text:c="24"/>bool newFound = false;</text:p>
      <text:p text:style-name="P1"><text:s text:c="24"/>for (auto it : state_map)</text:p>
      <text:p text:style-name="P1"><text:soft-page-break/><text:s text:c="24"/>{</text:p>
      <text:p text:style-name="P1"><text:s text:c="28"/>if (it.second == temp[x])</text:p>
      <text:p text:style-name="P1"><text:s text:c="28"/>{</text:p>
      <text:p text:style-name="P1"><text:s text:c="32"/>temp[x].clear();</text:p>
      <text:p text:style-name="P1"><text:s text:c="32"/>temp[x].push_back(it.first);</text:p>
      <text:p text:style-name="P1"><text:s text:c="32"/>tempArray.push_back(temp[x]);</text:p>
      <text:p text:style-name="P1"><text:s text:c="32"/>newFound = true;</text:p>
      <text:p text:style-name="P1"><text:s text:c="32"/>break;</text:p>
      <text:p text:style-name="P1"><text:s text:c="28"/>}</text:p>
      <text:p text:style-name="P1"><text:s text:c="24"/>}</text:p>
      <text:p text:style-name="P1"><text:s text:c="24"/>if (newFound)</text:p>
      <text:p text:style-name="P1"><text:s text:c="24"/>{</text:p>
      <text:p text:style-name="P1"><text:s text:c="28"/>continue;</text:p>
      <text:p text:style-name="P1"><text:s text:c="24"/>}</text:p>
      <text:p text:style-name="P1"><text:s text:c="24"/>state_map.insert(pair&lt;int, vector&lt;int&gt;&gt;(inserted_size, temp[x]));</text:p>
      <text:p text:style-name="P1"><text:s text:c="24"/>temp[x].clear();</text:p>
      <text:p text:style-name="P1"><text:s text:c="24"/>temp[x].push_back(inserted_size);</text:p>
      <text:p text:style-name="P1"><text:s text:c="24"/>tempArray.push_back(temp[x]);</text:p>
      <text:p text:style-name="P1"><text:s text:c="20"/>}</text:p>
      <text:p text:style-name="P1"><text:s text:c="20"/>else</text:p>
      <text:p text:style-name="P1"><text:s text:c="20"/>{</text:p>
      <text:p text:style-name="P1"><text:s text:c="24"/>tempArray.push_back(temp[x]);</text:p>
      <text:p text:style-name="P1"><text:s text:c="20"/>}</text:p>
      <text:p text:style-name="P1"><text:s text:c="16"/>}</text:p>
      <text:p text:style-name="P1"><text:s text:c="16"/>NFA.push_back(tempArray);</text:p>
      <text:p text:style-name="P1"><text:s text:c="16"/>tempArray.clear(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/ making final states</text:p>
      <text:p text:style-name="P1"><text:s text:c="4"/>for (auto it : state_map)</text:p>
      <text:p text:style-name="P1"><text:s text:c="4"/>{</text:p>
      <text:p text:style-name="P1"><text:s text:c="8"/>for (auto it1 : it.second)</text:p>
      <text:p text:style-name="P1"><text:s text:c="8"/>{</text:p>
      <text:p text:style-name="P1"><text:s text:c="12"/>for (auto it2 : final)</text:p>
      <text:p text:style-name="P1"><text:s text:c="12"/>{</text:p>
      <text:p text:style-name="P1"><text:s text:c="16"/>if (it1 == it2)</text:p>
      <text:p text:style-name="P1"><text:s text:c="16"/>{</text:p>
      <text:p text:style-name="P1"><text:s text:c="20"/>final.push_back(it.first)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void printDFA()</text:p>
      <text:p text:style-name="P1">{</text:p>
      <text:p text:style-name="P1"><text:s text:c="4"/>cout &lt;&lt; "\n__Printing the DFA__\n\n";</text:p>
      <text:p text:style-name="P1"><text:s text:c="4"/>// <text:s/>printing initial state</text:p>
      <text:p text:style-name="P1"><text:s text:c="4"/>cout &lt;&lt; "Initial State: " &lt;&lt; initial &lt;&lt; endl;</text:p>
      <text:p text:style-name="P1"/>
      <text:p text:style-name="P1"><text:soft-page-break/><text:s text:c="4"/>// printing final states</text:p>
      <text:p text:style-name="P1"><text:s text:c="4"/>cout &lt;&lt; "Final States: ";</text:p>
      <text:p text:style-name="P1"><text:s text:c="4"/>for (auto it : final)</text:p>
      <text:p text:style-name="P1"><text:s text:c="4"/>{</text:p>
      <text:p text:style-name="P1"><text:s text:c="8"/>cout &lt;&lt; it &lt;&lt; " ";</text:p>
      <text:p text:style-name="P1"><text:s text:c="4"/>}</text:p>
      <text:p text:style-name="P1"><text:s text:c="4"/>cout &lt;&lt; endl;</text:p>
      <text:p text:style-name="P1"/>
      <text:p text:style-name="P1"><text:s text:c="4"/>// printing DFA</text:p>
      <text:p text:style-name="P1"><text:s text:c="4"/>cout &lt;&lt; "State Transitions" &lt;&lt; endl;</text:p>
      <text:p text:style-name="P1"><text:s text:c="4"/>for (int i = 0; i &lt; NFA.size(); i++)</text:p>
      <text:p text:style-name="P1"><text:s text:c="4"/>{</text:p>
      <text:p text:style-name="P1"><text:s text:c="8"/>for (int j = 0; j &lt; NFA[i].size(); j++)</text:p>
      <text:p text:style-name="P1"><text:s text:c="8"/>{</text:p>
      <text:p text:style-name="P1"><text:s text:c="12"/>for (int k = 0; k &lt; NFA[i][j].size(); k++)</text:p>
      <text:p text:style-name="P1"><text:s text:c="12"/>{</text:p>
      <text:p text:style-name="P1"><text:s text:c="16"/>cout &lt;&lt; NFA[i][j][k] &lt;&lt; " ";</text:p>
      <text:p text:style-name="P1"><text:s text:c="12"/>}</text:p>
      <text:p text:style-name="P1"><text:s text:c="8"/>}</text:p>
      <text:p text:style-name="P1"><text:s text:c="8"/>cout &lt;&lt; endl;</text:p>
      <text:p text:style-name="P1"><text:s text:c="4"/>}</text:p>
      <text:p text:style-name="P1">}</text:p>
      <text:p text:style-name="P1"/>
      <text:p text:style-name="P1">void DFAfile()</text:p>
      <text:p text:style-name="P1">{</text:p>
      <text:p text:style-name="P1"><text:s text:c="4"/>// writing to file "Converted_DFA.txt"</text:p>
      <text:p text:style-name="P1"><text:s text:c="4"/>ofstream file1;</text:p>
      <text:p text:style-name="P1"><text:s text:c="4"/>file1.open("Converted_DFA.txt");</text:p>
      <text:p text:style-name="P1"><text:s text:c="4"/>file1 &lt;&lt; initial &lt;&lt; endl;</text:p>
      <text:p text:style-name="P1"><text:s text:c="4"/>for (auto it : final)</text:p>
      <text:p text:style-name="P1"><text:s text:c="4"/>{</text:p>
      <text:p text:style-name="P1"><text:s text:c="8"/>file1 &lt;&lt; it &lt;&lt; " ";</text:p>
      <text:p text:style-name="P1"><text:s text:c="4"/>}</text:p>
      <text:p text:style-name="P1"><text:s text:c="4"/>file1 &lt;&lt; endl;</text:p>
      <text:p text:style-name="P1"><text:s text:c="4"/>for (int i = 0; i &lt; NFA.size(); i++)</text:p>
      <text:p text:style-name="P1"><text:s text:c="4"/>{</text:p>
      <text:p text:style-name="P1"><text:s text:c="8"/>for (int j = 0; j &lt; NFA[i].size(); j++)</text:p>
      <text:p text:style-name="P1"><text:s text:c="8"/>{</text:p>
      <text:p text:style-name="P1"><text:s text:c="12"/>for (int k = 0; k &lt; NFA[i][j].size(); k++)</text:p>
      <text:p text:style-name="P1"><text:s text:c="12"/>{</text:p>
      <text:p text:style-name="P1"><text:s text:c="16"/>file1 &lt;&lt; NFA[i][j][k];</text:p>
      <text:p text:style-name="P1"><text:s text:c="12"/>}</text:p>
      <text:p text:style-name="P1"><text:s text:c="12"/>if (j != NFA[i].size() - 1)</text:p>
      <text:p text:style-name="P1"><text:s text:c="12"/>{</text:p>
      <text:p text:style-name="P1"><text:s text:c="16"/>file1 &lt;&lt; " ";</text:p>
      <text:p text:style-name="P1"><text:s text:c="12"/>}</text:p>
      <text:p text:style-name="P1"><text:s text:c="8"/>}</text:p>
      <text:p text:style-name="P1"><text:s text:c="8"/>if (i != NFA.size() - 1)</text:p>
      <text:p text:style-name="P1"><text:s text:c="8"/>{</text:p>
      <text:p text:style-name="P1"><text:s text:c="12"/>file1 &lt;&lt; endl;</text:p>
      <text:p text:style-name="P1"><text:s text:c="8"/>}</text:p>
      <text:p text:style-name="P1"><text:s text:c="4"/>}</text:p>
      <text:p text:style-name="P1"><text:soft-page-break/><text:s text:c="4"/>file1.close();</text:p>
      <text:p text:style-name="P1">}</text:p>
      <text:p text:style-name="P1"/>
      <text:p text:style-name="P1">int main()</text:p>
      <text:p text:style-name="P1">{</text:p>
      <text:p text:style-name="P1"><text:s text:c="4"/>ifstream file; // file's ptr that accepts</text:p>
      <text:p text:style-name="P1"><text:s text:c="4"/>string line;</text:p>
      <text:p text:style-name="P1"><text:s text:c="4"/>file.open("l4_inp.txt"); // opens the file</text:p>
      <text:p text:style-name="P1"><text:s text:c="4"/>int i = 0;</text:p>
      <text:p text:style-name="P1"/>
      <text:p text:style-name="P1"><text:s text:c="4"/>while (getline(file, line)) // reads the file line by line</text:p>
      <text:p text:style-name="P1"><text:s text:c="4"/>{</text:p>
      <text:p text:style-name="P1"><text:s text:c="8"/>if (i == 0)</text:p>
      <text:p text:style-name="P1"><text:s text:c="8"/>{</text:p>
      <text:p text:style-name="P1"><text:s text:c="12"/>initial = stringToInt(line);</text:p>
      <text:p text:style-name="P1"><text:s text:c="8"/>}</text:p>
      <text:p text:style-name="P1"><text:s text:c="8"/>else if (i == 1)</text:p>
      <text:p text:style-name="P1"><text:s text:c="8"/>{</text:p>
      <text:p text:style-name="P1"><text:s text:c="12"/>int x = 0;</text:p>
      <text:p text:style-name="P1"><text:s text:c="12"/>string num = "";</text:p>
      <text:p text:style-name="P1"><text:s text:c="12"/>while (line[x] != 0)</text:p>
      <text:p text:style-name="P1"><text:s text:c="12"/>{</text:p>
      <text:p text:style-name="P1"><text:s text:c="16"/>if (line[x] == ' ')</text:p>
      <text:p text:style-name="P1"><text:s text:c="16"/>{</text:p>
      <text:p text:style-name="P1"><text:s text:c="20"/>final.push_back(stringToInt(num));</text:p>
      <text:p text:style-name="P1"><text:s text:c="20"/>num = "";</text:p>
      <text:p text:style-name="P1"><text:s text:c="20"/>x++;</text:p>
      <text:p text:style-name="P1"><text:s text:c="20"/>continue;</text:p>
      <text:p text:style-name="P1"><text:s text:c="16"/>}</text:p>
      <text:p text:style-name="P1"><text:s text:c="16"/>num += line[x++];</text:p>
      <text:p text:style-name="P1"><text:s text:c="12"/>}</text:p>
      <text:p text:style-name="P1"><text:s text:c="12"/>final.push_back(stringToInt(num));</text:p>
      <text:p text:style-name="P1"><text:s text:c="8"/>}</text:p>
      <text:p text:style-name="P1"><text:s text:c="8"/>else</text:p>
      <text:p text:style-name="P1"><text:s text:c="8"/>{</text:p>
      <text:p text:style-name="P1"><text:s text:c="12"/>vector&lt;vector&lt;int&gt;&gt; temp;</text:p>
      <text:p text:style-name="P1"><text:s text:c="12"/>vector&lt;int&gt; temp1;</text:p>
      <text:p text:style-name="P1"><text:s text:c="12"/>int x = 0;</text:p>
      <text:p text:style-name="P1"><text:s text:c="12"/>string num = "";</text:p>
      <text:p text:style-name="P1"><text:s text:c="12"/>while (line[x] != 0)</text:p>
      <text:p text:style-name="P1"><text:s text:c="12"/>{</text:p>
      <text:p text:style-name="P1"><text:s text:c="16"/>if (line[x] == ',')</text:p>
      <text:p text:style-name="P1"><text:s text:c="16"/>{</text:p>
      <text:p text:style-name="P1"><text:s text:c="20"/>temp1.push_back(stringToInt(num));</text:p>
      <text:p text:style-name="P1"><text:s text:c="20"/>num = "";</text:p>
      <text:p text:style-name="P1"><text:s text:c="20"/>x++;</text:p>
      <text:p text:style-name="P1"><text:s text:c="20"/>continue;</text:p>
      <text:p text:style-name="P1"><text:s text:c="16"/>}</text:p>
      <text:p text:style-name="P1"><text:s text:c="16"/>if (line[x] == ' ')</text:p>
      <text:p text:style-name="P1"><text:s text:c="16"/>{</text:p>
      <text:p text:style-name="P1"><text:s text:c="20"/>temp1.push_back(stringToInt(num));</text:p>
      <text:p text:style-name="P1"><text:s text:c="20"/>temp.push_back(temp1);</text:p>
      <text:p text:style-name="P1"><text:soft-page-break/><text:s text:c="20"/>temp1.clear();</text:p>
      <text:p text:style-name="P1"><text:s text:c="20"/>num = "";</text:p>
      <text:p text:style-name="P1"><text:s text:c="20"/>x++;</text:p>
      <text:p text:style-name="P1"><text:s text:c="20"/>continue;</text:p>
      <text:p text:style-name="P1"><text:s text:c="16"/>}</text:p>
      <text:p text:style-name="P1"><text:s text:c="16"/>num += line[x++];</text:p>
      <text:p text:style-name="P1"><text:s text:c="12"/>}</text:p>
      <text:p text:style-name="P1"><text:s text:c="12"/>temp1.push_back(stringToInt(num));</text:p>
      <text:p text:style-name="P1"><text:s text:c="12"/>temp.push_back(temp1);</text:p>
      <text:p text:style-name="P1"><text:s text:c="12"/>NFA.push_back(temp);</text:p>
      <text:p text:style-name="P1"><text:s text:c="8"/>}</text:p>
      <text:p text:style-name="P1"><text:s text:c="8"/>i++;</text:p>
      <text:p text:style-name="P1"><text:s text:c="4"/>}</text:p>
      <text:p text:style-name="P1"/>
      <text:p text:style-name="P1"><text:s text:c="4"/>file.close();</text:p>
      <text:p text:style-name="P1"/>
      <text:p text:style-name="P1"><text:s text:c="4"/>// NFA to DFA</text:p>
      <text:p text:style-name="P1"><text:s text:c="4"/>// nfaToDfa();</text:p>
      <text:p text:style-name="P1"/>
      <text:p text:style-name="P1"><text:s text:c="4"/>bool flag1(false);</text:p>
      <text:p text:style-name="P1"/>
      <text:p text:style-name="P1"><text:s text:c="4"/>while (1)</text:p>
      <text:p text:style-name="P1"><text:s text:c="4"/>{</text:p>
      <text:p text:style-name="P1"><text:s text:c="8"/>cout &lt;&lt; "\n-----------------\n";</text:p>
      <text:p text:style-name="P1"><text:s text:c="8"/>cout &lt;&lt; "1. Conversion NFA to DFA\n";</text:p>
      <text:p text:style-name="P1"><text:s text:c="8"/>cout &lt;&lt; "2. Print the previous DFA\n";</text:p>
      <text:p text:style-name="P1"><text:s text:c="8"/>cout &lt;&lt; "3. Output previous DFA to file\n";</text:p>
      <text:p text:style-name="P1"><text:s text:c="8"/>cout &lt;&lt; "4. Exit\n";</text:p>
      <text:p text:style-name="P1"><text:s text:c="8"/>cout &lt;&lt; "\nEnter choice : ";</text:p>
      <text:p text:style-name="P1"><text:s text:c="8"/>int choice;</text:p>
      <text:p text:style-name="P1"><text:s text:c="8"/>cin &gt;&gt; choice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// final.clear();</text:p>
      <text:p text:style-name="P1"><text:s text:c="12"/>// NFA.clear();</text:p>
      <text:p text:style-name="P1"><text:s text:c="12"/>DFA.clear();</text:p>
      <text:p text:style-name="P1"><text:s text:c="12"/>nfaToDfa();</text:p>
      <text:p text:style-name="P1"><text:s text:c="12"/>printDFA();</text:p>
      <text:p text:style-name="P1"><text:s text:c="12"/>DFAfile();</text:p>
      <text:p text:style-name="P1"><text:s text:c="12"/>flag1 = true;</text:p>
      <text:p text:style-name="P1"><text:s text:c="12"/>break;</text:p>
      <text:p text:style-name="P1"><text:s text:c="8"/>case 2:</text:p>
      <text:p text:style-name="P1"><text:s text:c="12"/>if (flag1)</text:p>
      <text:p text:style-name="P1"><text:s text:c="16"/>printDFA();</text:p>
      <text:p text:style-name="P1"><text:s text:c="12"/>else</text:p>
      <text:p text:style-name="P1"><text:s text:c="16"/>cout &lt;&lt; "\nNo previous NFA conversion done yet!\n";</text:p>
      <text:p text:style-name="P1"><text:s text:c="12"/>break;</text:p>
      <text:p text:style-name="P1"><text:s text:c="8"/>case 3:</text:p>
      <text:p text:style-name="P1"><text:s text:c="12"/>if (flag1)</text:p>
      <text:p text:style-name="P1"><text:s text:c="16"/>DFAfile();</text:p>
      <text:p text:style-name="P1"><text:s text:c="12"/>else</text:p>
      <text:p text:style-name="P1"><text:soft-page-break/><text:s text:c="16"/>cout &lt;&lt; "\nNo previous NFA conversion done yet!\n";</text:p>
      <text:p text:style-name="P1"><text:s text:c="12"/>break;</text:p>
      <text:p text:style-name="P1"><text:s text:c="8"/>case 4:</text:p>
      <text:p text:style-name="P1"><text:s text:c="12"/>cout &lt;&lt; "\n--The End--\n\n";</text:p>
      <text:p text:style-name="P1"><text:s text:c="12"/>return 0;</text:p>
      <text:p text:style-name="P1"><text:s text:c="8"/>default:</text:p>
      <text:p text:style-name="P1"><text:s text:c="12"/>cout &lt;&lt; "\nWrong Choice\n";</text:p>
      <text:p text:style-name="P1"><text:s text:c="12"/>break;</text:p>
      <text:p text:style-name="P1"><text:s text:c="8"/>}</text:p>
      <text:p text:style-name="P1"><text:s text:c="4"/>}</text:p>
      <text:p text:style-name="P1"/>
      <text:p text:style-name="P1"><text:s text:c="4"/>// Printing the DFA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54cm" fo:margin-right="0.63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22:07:40.978112706</meta:creation-date>
    <dc:date>2023-02-28T22:10:13.676394897</dc:date>
    <meta:editing-duration>PT2M33S</meta:editing-duration>
    <meta:editing-cycles>1</meta:editing-cycles>
    <meta:document-statistic meta:table-count="0" meta:image-count="0" meta:object-count="0" meta:page-count="8" meta:paragraph-count="354" meta:word-count="924" meta:character-count="10042" meta:non-whitespace-character-count="4651"/>
    <meta:generator>LibreOffice/6.4.7.2$Linux_X86_64 LibreOffice_project/40$Build-2</meta:generator>
  </office:meta>
</office:document-meta>
</file>